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iveResourceSynchronization.releaseResource( O resourceHolder , K resourc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ResourceSynchronization.susp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ctiveResourceSynchronization.cleanupResource( O resourceHolder , K resourceKey , boolean commit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ResourceSynchronization.processResourceAfterCommit( O resource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ResourceSynchronization.beforeComple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ctiveResourceSynchronization.shouldReleaseAfterCompletion( O resource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ResourceSynchronization.beforeCommit(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ResourceSynchronization.afterCompletion( int statu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activeResourceSynchronization.ReactiveResourceSynchronization( O resourceObject , K resourceKey , TransactionSynchronizationManager synchroniza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tiveResourceSynchronization.shouldReleaseBefore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ResourceSynchronization.resu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ctiveResourceSynchronization.afterCom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ctiveResourceSynchronization.shouldUnbindAt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